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280833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2.513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andard_Strain_Relief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table:style-name="ce1"/>
          <table:table-cell office:value-type="string" table:number-columns-spanned="2" table:number-rows-spanned="1" table:style-name="ce2">
            <text:p>LDO-Spacer</text:p>
          </table:table-cell>
          <table:covered-table-cell/>
          <table:table-cell table:style-name="ce1"/>
          <table:table-cell office:value-type="string" table:number-columns-spanned="2" table:number-rows-spanned="1" table:style-name="ce2">
            <text:p>Moons-Spacer</text:p>
          </table:table-cell>
          <table:covered-table-cell/>
          <table:table-cell table:style-name="ce1"/>
          <table:table-cell office:value-type="string" table:style-name="ce1">
            <text:p>STL Expor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xtruder</text:p>
          </table:table-cell>
          <table:table-cell office:value-type="string" table:style-name="ce1">
            <text:p>Spacer 1</text:p>
          </table:table-cell>
          <table:table-cell office:value-type="string" table:style-name="ce1">
            <text:p>Spacer 2</text:p>
          </table:table-cell>
          <table:table-cell table:style-name="ce1"/>
          <table:table-cell office:value-type="string" table:style-name="ce1">
            <text:p>Spacer 1</text:p>
          </table:table-cell>
          <table:table-cell office:value-type="string" table:style-name="ce1">
            <text:p>Spacer 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ibra Mini</text:p>
          </table:table-cell>
          <table:table-cell office:value-type="float" office:value="17.850000000000001" table:style-name="ce1">
            <text:p>17,85</text:p>
          </table:table-cell>
          <table:table-cell office:value-type="float" office:value="17.850000000000001" table:formula="of:=[.B3]" table:style-name="ce1">
            <text:p>17,85</text:p>
          </table:table-cell>
          <table:table-cell table:style-name="ce1"/>
          <table:table-cell office:value-type="float" office:value="17.350000000000001" table:formula="of:=[.B3]-0.5" table:style-name="ce1">
            <text:p>17,35</text:p>
          </table:table-cell>
          <table:table-cell office:value-type="float" office:value="17.350000000000001" table:formula="of:=[.C3]-0.5" table:style-name="ce1">
            <text:p>17,35</text:p>
          </table:table-cell>
          <table:table-cell office:value-type="string" office:string-value="SAME" table:formula="of:=IF([.E3]=[.F3];&quot;SAME&quot;;&quot;DIFF&quot;)" table:style-name="ce1">
            <text:p>SAME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rbiter v2.0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8.100000000000001" table:formula="of:=[.B4]" table:style-name="ce1">
            <text:p>18,1</text:p>
          </table:table-cell>
          <table:table-cell table:style-name="ce1"/>
          <table:table-cell office:value-type="float" office:value="17.600000000000001" table:formula="of:=[.B4]-0.5" table:style-name="ce1">
            <text:p>17,6</text:p>
          </table:table-cell>
          <table:table-cell office:value-type="float" office:value="17.600000000000001" table:formula="of:=[.C4]-0.5" table:style-name="ce1">
            <text:p>17,6</text:p>
          </table:table-cell>
          <table:table-cell office:value-type="string" office:string-value="SAME" table:formula="of:=IF([.E4]=[.F4];&quot;SAME&quot;;&quot;DIFF&quot;)" table:style-name="ce1">
            <text:p>SAME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herpa Micro</text:p>
          </table:table-cell>
          <table:table-cell office:value-type="float" office:value="21.85" table:style-name="ce1">
            <text:p>21,85</text:p>
          </table:table-cell>
          <table:table-cell office:value-type="float" office:value="23.85" table:formula="of:=[.B5]+2" table:style-name="ce1">
            <text:p>23,85</text:p>
          </table:table-cell>
          <table:table-cell table:style-name="ce1"/>
          <table:table-cell office:value-type="float" office:value="21.35" table:formula="of:=[.B5]-0.5" table:style-name="ce1">
            <text:p>21,35</text:p>
          </table:table-cell>
          <table:table-cell office:value-type="float" office:value="23.85" table:formula="of:=[.C5]" table:style-name="ce1">
            <text:p>23,85</text:p>
          </table:table-cell>
          <table:table-cell office:value-type="string" office:string-value="DIFF" table:formula="of:=IF([.E5]=[.F5];&quot;SAME&quot;;&quot;DIFF&quot;)" table:style-name="ce1">
            <text:p>DIFF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herpa Mini</text:p>
          </table:table-cell>
          <table:table-cell office:value-type="float" office:value="21.85" table:style-name="ce1">
            <text:p>21,85</text:p>
          </table:table-cell>
          <table:table-cell office:value-type="float" office:value="21.85" table:style-name="ce1">
            <text:p>21,85</text:p>
          </table:table-cell>
          <table:table-cell table:style-name="ce1"/>
          <table:table-cell office:value-type="float" office:value="21.35" table:formula="of:=[.B6]-0.5" table:style-name="ce1">
            <text:p>21,35</text:p>
          </table:table-cell>
          <table:table-cell office:value-type="float" office:value="21.35" table:formula="of:=[.C6]-0.5" table:style-name="ce1">
            <text:p>21,35</text:p>
          </table:table-cell>
          <table:table-cell office:value-type="string" office:string-value="SAME" table:formula="of:=IF([.E6]=[.F6];&quot;SAME&quot;;&quot;DIFF&quot;)" table:style-name="ce1">
            <text:p>SAME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GB-Lite</text:p>
          </table:table-cell>
          <table:table-cell office:value-type="float" office:value="22.35" table:formula="of:=[.E7]+0.5" table:style-name="ce1">
            <text:p>22,35</text:p>
          </table:table-cell>
          <table:table-cell office:value-type="float" office:value="22.35" table:formula="of:=[.F7]+0.5" table:style-name="ce1">
            <text:p>22,35</text:p>
          </table:table-cell>
          <table:table-cell table:style-name="ce1"/>
          <table:table-cell office:value-type="float" office:value="21.85" table:style-name="ce1">
            <text:p>21,85</text:p>
          </table:table-cell>
          <table:table-cell office:value-type="float" office:value="21.85" table:formula="of:=[.E7]" table:style-name="ce1">
            <text:p>21,85</text:p>
          </table:table-cell>
          <table:table-cell office:value-type="string" office:string-value="SAME" table:formula="of:=IF([.E7]=[.F7];&quot;SAME&quot;;&quot;DIFF&quot;)" table:style-name="ce1">
            <text:p>SAME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z-Hextrudort Low</text:p>
          </table:table-cell>
          <table:table-cell office:value-type="float" office:value="22.2" table:style-name="ce1">
            <text:p>22,2</text:p>
          </table:table-cell>
          <table:table-cell office:value-type="float" office:value="22.2" table:formula="of:=[.B8]" table:style-name="ce1">
            <text:p>22,2</text:p>
          </table:table-cell>
          <table:table-cell table:style-name="ce1"/>
          <table:table-cell office:value-type="float" office:value="21.7" table:formula="of:=[.B8]-0.5" table:style-name="ce1">
            <text:p>21,7</text:p>
          </table:table-cell>
          <table:table-cell office:value-type="float" office:value="21.7" table:formula="of:=[.C8]-0.5" table:style-name="ce1">
            <text:p>21,7</text:p>
          </table:table-cell>
          <table:table-cell office:value-type="string" office:string-value="SAME" table:formula="of:=IF([.E8]=[.F8];&quot;SAME&quot;;&quot;DIFF&quot;)" table:style-name="ce1">
            <text:p>SAME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number-rows-repeated="1048568" table:style-name="ro1">
          <table:table-cell table:number-columns-repeated="16384"/>
        </table:table-row>
      </table:table>
      <table:table table:name="Alternative_Strain_Relief" table:style-name="ta2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string" table:number-columns-spanned="2" table:number-rows-spanned="1" table:style-name="ce2">
            <text:p>LDO-Spacer</text:p>
          </table:table-cell>
          <table:covered-table-cell/>
          <table:table-cell table:style-name="ce1"/>
          <table:table-cell office:value-type="string" table:number-columns-spanned="2" table:number-rows-spanned="1" table:style-name="ce2">
            <text:p>Moons-Spacer</text:p>
          </table:table-cell>
          <table:covered-table-cell/>
          <table:table-cell table:style-name="ce1"/>
          <table:table-cell office:value-type="string" table:style-name="ce1">
            <text:p>STL Expor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xtruder</text:p>
          </table:table-cell>
          <table:table-cell office:value-type="string" table:style-name="ce1">
            <text:p>Spacer 1</text:p>
          </table:table-cell>
          <table:table-cell office:value-type="string" table:style-name="ce1">
            <text:p>Spacer 2</text:p>
          </table:table-cell>
          <table:table-cell table:style-name="ce1"/>
          <table:table-cell office:value-type="string" table:style-name="ce1">
            <text:p>Spacer 1</text:p>
          </table:table-cell>
          <table:table-cell office:value-type="string" table:style-name="ce1">
            <text:p>Spacer 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ibra Mini</text:p>
          </table:table-cell>
          <table:table-cell office:value-type="string" table:number-columns-spanned="5" table:number-rows-spanned="1" table:style-name="ce2">
            <text:p>same as<text:s/><text:span text:style-name="T2">Standard</text:span><text:s/>Strain Relief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Orbiter v2.0</text:p>
          </table:table-cell>
          <table:table-cell office:value-type="string" table:number-columns-spanned="5" table:number-rows-spanned="1" table:style-name="ce2">
            <text:p>same as<text:s/><text:span text:style-name="T2">Standard</text:span><text:s/>Strain Relief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Sherpa Micro</text:p>
          </table:table-cell>
          <table:table-cell office:value-type="float" office:value="21.85" table:style-name="ce1">
            <text:p>21,85</text:p>
          </table:table-cell>
          <table:table-cell office:value-type="float" office:value="21.85" table:formula="of:=[.B5]" table:style-name="ce1">
            <text:p>21,85</text:p>
          </table:table-cell>
          <table:table-cell table:style-name="ce1"/>
          <table:table-cell office:value-type="float" office:value="21.35" table:formula="of:=[.B5]-0.5" table:style-name="ce1">
            <text:p>21,35</text:p>
          </table:table-cell>
          <table:table-cell office:value-type="float" office:value="21.35" table:formula="of:=[.C5]-0.5" table:style-name="ce1">
            <text:p>21,35</text:p>
          </table:table-cell>
          <table:table-cell office:value-type="string" office:string-value="SAME" table:formula="of:=IF([.E5]=[.F5];&quot;SAME&quot;;&quot;DIFF&quot;)" table:style-name="ce1">
            <text:p>SAME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herpa Mini</text:p>
          </table:table-cell>
          <table:table-cell office:value-type="string" table:number-columns-spanned="5" table:number-rows-spanned="1" table:style-name="ce2">
            <text:p>same as<text:s/><text:span text:style-name="T2">Standard</text:span><text:s/>Strain Relief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TGB-Lite</text:p>
          </table:table-cell>
          <table:table-cell office:value-type="float" office:value="20.350000000000001" table:style-name="ce1">
            <text:p>20,35</text:p>
          </table:table-cell>
          <table:table-cell office:value-type="float" office:value="22.35" table:formula="of:=[.F7]+0.5" table:style-name="ce1">
            <text:p>22,35</text:p>
          </table:table-cell>
          <table:table-cell table:style-name="ce1"/>
          <table:table-cell office:value-type="float" office:value="20.350000000000001" table:formula="of:=[.B7]" table:style-name="ce1">
            <text:p>20,35</text:p>
          </table:table-cell>
          <table:table-cell office:value-type="float" office:value="21.85" table:style-name="ce1">
            <text:p>21,85</text:p>
          </table:table-cell>
          <table:table-cell office:value-type="string" office:string-value="DIFF" table:formula="of:=IF([.E7]=[.F7];&quot;SAME&quot;;&quot;DIFF&quot;)" table:style-name="ce1">
            <text:p>DIFF</text:p>
          </table:table-cell>
          <table:table-cell office:value-type="string" table:style-name="ce1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z-Hextrudort Low</text:p>
          </table:table-cell>
          <table:table-cell office:value-type="string" table:number-columns-spanned="5" table:number-rows-spanned="1" table:style-name="ce2">
            <text:p>same as<text:s/><text:span text:style-name="T2">Standard</text:span><text:s/>Strain Relief</text:p>
          </table:table-cell>
          <table:covered-table-cell table:number-columns-repeated="4"/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Umbilical" table:style-name="ta3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string" table:number-columns-spanned="2" table:number-rows-spanned="1" table:style-name="ce2">
            <text:p>LDO-Spacer</text:p>
          </table:table-cell>
          <table:covered-table-cell/>
          <table:table-cell table:style-name="ce1"/>
          <table:table-cell office:value-type="string" table:number-columns-spanned="2" table:number-rows-spanned="1" table:style-name="ce2">
            <text:p>Moons-Spacer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Extruder</text:p>
          </table:table-cell>
          <table:table-cell office:value-type="string" table:style-name="ce1">
            <text:p>Spacer 1</text:p>
          </table:table-cell>
          <table:table-cell office:value-type="string" table:style-name="ce1">
            <text:p>Spacer 2</text:p>
          </table:table-cell>
          <table:table-cell table:style-name="ce1"/>
          <table:table-cell office:value-type="string" table:style-name="ce1">
            <text:p>Spacer 1</text:p>
          </table:table-cell>
          <table:table-cell office:value-type="string" table:style-name="ce1">
            <text:p>Spacer 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bra Mini</text:p>
          </table:table-cell>
          <table:table-cell office:value-type="string" table:number-columns-spanned="5" table:number-rows-spanned="1" table:style-name="ce2">
            <text:p>same as<text:s/><text:span text:style-name="T2">Standard</text:span><text:s/>Strain Relief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1">
            <text:p>Orbiter v2.0</text:p>
          </table:table-cell>
          <table:table-cell office:value-type="string" table:number-columns-spanned="5" table:number-rows-spanned="1" table:style-name="ce2">
            <text:p>same as<text:s/><text:span text:style-name="T2">Standard</text:span><text:s/>Strain Relief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1">
            <text:p>Sherpa Micro</text:p>
          </table:table-cell>
          <table:table-cell office:value-type="string" table:number-columns-spanned="5" table:number-rows-spanned="1" table:style-name="ce2">
            <text:p>same as<text:s/><text:span text:style-name="T2">Alternative</text:span><text:s/>Strain Relief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1">
            <text:p>Sherpa Mini</text:p>
          </table:table-cell>
          <table:table-cell office:value-type="string" table:number-columns-spanned="5" table:number-rows-spanned="1" table:style-name="ce2">
            <text:p>same as<text:s/><text:span text:style-name="T2">Standard</text:span><text:s/>Strain Relief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1">
            <text:p>TGB-Lite</text:p>
          </table:table-cell>
          <table:table-cell office:value-type="string" table:number-columns-spanned="5" table:number-rows-spanned="1" table:style-name="ce2">
            <text:p>same as<text:s/><text:span text:style-name="T2">Alternative</text:span><text:s/>Strain Relief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1">
            <text:p>Vz-Hextrudort Low</text:p>
          </table:table-cell>
          <table:table-cell office:value-type="string" table:number-columns-spanned="5" table:number-rows-spanned="1" table:style-name="ce2">
            <text:p>same as<text:s/><text:span text:style-name="T2">Standard</text:span><text:s/>Strain Relief</text:p>
          </table:table-cell>
          <table:covered-table-cell table:number-columns-repeated="4"/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Jacob Großstück</meta:initial-creator>
    <dc:creator>Jacob Großstück</dc:creator>
    <meta:creation-date>2023-02-22T14:18:47Z</meta:creation-date>
    <dc:date>2023-02-24T10:21:52Z</dc:date>
  </office:meta>
</office:document-meta>
</file>